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3.579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31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2.108cm"/>
    </style:style>
    <style:style style:name="co8" style:family="table-column">
      <style:table-column-properties fo:break-before="auto" style:column-width="2.164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192cm"/>
    </style:style>
    <style:style style:name="co11" style:family="table-column">
      <style:table-column-properties fo:break-before="auto" style:column-width="1.304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ackground-color="#ccff99" style:text-align-source="fix" style:repeat-content="false"/>
      <style:paragraph-properties fo:text-align="center"/>
    </style:style>
    <style:style style:name="ce3" style:family="table-cell" style:parent-style-name="Default">
      <style:table-cell-properties fo:background-color="#669933" style:text-align-source="fix" style:repeat-content="false"/>
      <style:paragraph-properties fo:text-align="center"/>
    </style:style>
    <style:style style:name="ce4" style:family="table-cell" style:parent-style-name="Default">
      <style:table-cell-properties fo:background-color="#ff9900"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ccffcc"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ccff99"/>
    </style:style>
    <style:style style:name="ce7" style:family="table-cell" style:parent-style-name="Default">
      <style:table-cell-properties fo:background-color="#33ff99" style:text-align-source="fix" style:repeat-content="false"/>
      <style:paragraph-properties fo:text-align="center"/>
    </style:style>
    <style:style style:name="ce8" style:family="table-cell" style:parent-style-name="Default">
      <style:table-cell-properties fo:background-color="#669933"/>
    </style:style>
    <style:style style:name="ce9" style:family="table-cell" style:parent-style-name="Default">
      <style:table-cell-properties fo:background-color="#ff9900"/>
    </style:style>
    <style:style style:name="ce10" style:family="table-cell" style:parent-style-name="Default">
      <style:table-cell-properties fo:background-color="#ccffcc"/>
    </style:style>
    <style:style style:name="ce11" style:family="table-cell" style:parent-style-name="Default">
      <style:table-cell-properties fo:background-color="#33ff99"/>
    </style:style>
    <style:style style:name="ce12" style:family="table-cell" style:parent-style-name="Default">
      <style:table-cell-properties fo:background-color="#ffff66"/>
    </style:style>
    <style:style style:name="ce13" style:family="table-cell" style:parent-style-name="Default">
      <style:table-cell-properties fo:background-color="#99ccff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>
      <style:table-cell-properties fo:background-color="#00ffff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ce13"/>
        <table:table-column table:style-name="co7" table:default-cell-style-name="ce14"/>
        <table:table-column table:style-name="co8" table:default-cell-style-name="Default"/>
        <table:table-column table:style-name="co4" table:default-cell-style-name="Default"/>
        <table:table-column table:style-name="co9" table:default-cell-style-name="ce15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011" table:default-cell-style-name="Default"/>
        <table:table-row table:style-name="ro1">
          <table:table-cell/>
          <table:table-cell office:value-type="string">
            <text:p>До 1970 включ.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КЧ-победы</text:p>
          </table:table-cell>
          <table:table-cell office:value-type="string">
            <text:p>КЧ-финал</text:p>
          </table:table-cell>
          <table:table-cell office:value-type="string">
            <text:p>КЧ-1/2</text:p>
          </table:table-cell>
          <table:table-cell office:value-type="string">
            <text:p>КЧ-1/4</text:p>
          </table:table-cell>
          <table:table-cell office:value-type="string">
            <text:p>Др.-победы</text:p>
          </table:table-cell>
          <table:table-cell office:value-type="string">
            <text:p>Др.-финалы</text:p>
          </table:table-cell>
          <table:table-cell office:value-type="string">
            <text:p>Др.-1/2</text:p>
          </table:table-cell>
          <table:table-cell office:value-type="string">
            <text:p>Др.-1/4</text:p>
          </table:table-cell>
          <table:table-cell/>
          <table:table-cell office:value-type="string">
            <text:p>Итог</text:p>
          </table:table-cell>
          <table:table-cell table:number-columns-repeated="101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Реал (Мадрид)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6">
            <text:p>6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table:formula="of:=[.C3]*8+[.D3]*6+[.E3]*4+[.F3]*2+[.G3]*4+[.H3]*3+[.I3]*2+[.J3]" office:value-type="float" office:value="206">
            <text:p>206</text:p>
          </table:table-cell>
          <table:table-cell table:style-name="ce6" table:number-columns-repeated="101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Барселона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7">
            <text:p>7</text:p>
          </table:table-cell>
          <table:table-cell table:style-name="ce6"/>
          <table:table-cell table:style-name="ce6" table:formula="of:=[.C4]*8+[.D4]*6+[.E4]*4+[.F4]*2+[.G4]*4+[.H4]*3+[.I4]*2+[.J4]" office:value-type="float" office:value="158">
            <text:p>158</text:p>
          </table:table-cell>
          <table:table-cell table:style-name="ce6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Бавария</text:p>
          </table:table-cell>
          <table:table-cell table:number-columns-repeated="2" table:style-name="ce6" office:value-type="float" office:value="5">
            <text:p>5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table:formula="of:=[.C5]*8+[.D5]*6+[.E5]*4+[.F5]*2+[.G5]*4+[.H5]*3+[.I5]*2+[.J5]" office:value-type="float" office:value="149">
            <text:p>149</text:p>
          </table:table-cell>
          <table:table-cell table:style-name="ce6"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Ювентус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style-name="ce6" table:formula="of:=[.C6]*8+[.D6]*6+[.E6]*4+[.F6]*2+[.G6]*4+[.H6]*3+[.I6]*2+[.J6]" office:value-type="float" office:value="122">
            <text:p>122</text:p>
          </table:table-cell>
          <table:table-cell table:style-name="ce6"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6" office:value-type="string">
            <text:p>Милан (Милан)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/>
          <table:table-cell table:style-name="ce6" table:formula="of:=[.C7]*8+[.D7]*6+[.E7]*4+[.F7]*2+[.G7]*4+[.H7]*3+[.I7]*2+[.J7]" office:value-type="float" office:value="113">
            <text:p>113</text:p>
          </table:table-cell>
          <table:table-cell table:style-name="ce6"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6" office:value-type="string">
            <text:p>Ливерпуль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table:formula="of:=[.C8]*8+[.D8]*6+[.E8]*4+[.F8]*2+[.G8]*4+[.H8]*3+[.I8]*2+[.J8]" office:value-type="float" office:value="108">
            <text:p>108</text:p>
          </table:table-cell>
          <table:table-cell table:style-name="ce6" table:number-columns-repeated="101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string">
            <text:p>Манчестер Юнайтед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7">
            <text:p>7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/>
          <table:table-cell table:style-name="ce6" table:formula="of:=[.C9]*8+[.D9]*6+[.E9]*4+[.F9]*2+[.G9]*4+[.H9]*3+[.I9]*2+[.J9]" office:value-type="float" office:value="92">
            <text:p>92</text:p>
          </table:table-cell>
          <table:table-cell table:style-name="ce6" table:number-columns-repeated="101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6" office:value-type="string">
            <text:p>Бенфика (Лиссабон)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/>
          <table:table-cell table:style-name="ce6" table:formula="of:=[.C10]*8+[.D10]*6+[.E10]*4+[.F10]*2+[.G10]*4+[.H10]*3+[.I10]*2+[.J10]" office:value-type="float" office:value="92">
            <text:p>92</text:p>
          </table:table-cell>
          <table:table-cell table:style-name="ce6" table:number-columns-repeated="101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6" office:value-type="string">
            <text:p>Интер (Милан)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/>
          <table:table-cell table:style-name="ce6" table:formula="of:=[.C11]*8+[.D11]*6+[.E11]*4+[.F11]*2+[.G11]*4+[.H11]*3+[.I11]*2+[.J11]" office:value-type="float" office:value="87">
            <text:p>87</text:p>
          </table:table-cell>
          <table:table-cell table:style-name="ce6" table:number-columns-repeated="101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6" office:value-type="string">
            <text:p>Аякс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table:formula="of:=[.C12]*8+[.D12]*6+[.E12]*4+[.F12]*2+[.G12]*4+[.H12]*3+[.I12]*2+[.J12]" office:value-type="float" office:value="83">
            <text:p>83</text:p>
          </table:table-cell>
          <table:table-cell table:style-name="ce6" table:number-columns-repeated="101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6" office:value-type="string">
            <text:p>Атлетико (Мадрид)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table:formula="of:=[.C13]*8+[.D13]*6+[.E13]*4+[.F13]*2+[.G13]*4+[.H13]*3+[.I13]*2+[.J13]" office:value-type="float" office:value="70">
            <text:p>70</text:p>
          </table:table-cell>
          <table:table-cell table:style-name="ce6" table:number-columns-repeated="101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6" office:value-type="string">
            <text:p>Челси (Лондон)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table:formula="of:=[.C14]*8+[.D14]*6+[.E14]*4+[.F14]*2+[.G14]*4+[.H14]*3+[.I14]*2+[.J14]" office:value-type="float" office:value="61">
            <text:p>61</text:p>
          </table:table-cell>
          <table:table-cell table:style-name="ce6"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number-columns-repeated="2" table:style-name="Default"/>
          <table:table-cell table:number-columns-repeated="2"/>
          <table:table-cell table:style-name="Default"/>
          <table:table-cell/>
          <table:table-cell table:style-name="ce6" table:formula="of:=[.C15]*8+[.D15]*6+[.E15]*4+[.F15]*2+[.G15]*4+[.H15]*3+[.I15]*2+[.J15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number-columns-repeated="2" table:style-name="Default"/>
          <table:table-cell table:number-columns-repeated="2"/>
          <table:table-cell table:style-name="Default"/>
          <table:table-cell/>
          <table:table-cell table:style-name="ce6" table:formula="of:=[.C16]*8+[.D16]*6+[.E16]*4+[.F16]*2+[.G16]*4+[.H16]*3+[.I16]*2+[.J16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6" office:value-type="string">
            <text:p>Андерлехт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table:formula="of:=[.C17]*8+[.D17]*6+[.E17]*4+[.F17]*2+[.G17]*4+[.H17]*3+[.I17]*2+[.J17]" office:value-type="float" office:value="49">
            <text:p>49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Валенсия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style-name="ce6" table:formula="of:=[.C18]*8+[.D18]*6+[.E18]*4+[.F18]*2+[.G18]*4+[.H18]*3+[.I18]*2+[.J18]" office:value-type="float" office:value="46">
            <text:p>46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Боруссия (Дортмунд)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table:formula="of:=[.C19]*8+[.D19]*6+[.E19]*4+[.F19]*2+[.G19]*4+[.H19]*3+[.I19]*2+[.J19]" office:value-type="float" office:value="44">
            <text:p>44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Арсенал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table:formula="of:=[.C20]*8+[.D20]*6+[.E20]*4+[.F20]*2+[.G20]*4+[.H20]*3+[.I20]*2+[.J20]" office:value-type="float" office:value="43">
            <text:p>43</text:p>
          </table:table-cell>
          <table:table-cell table:style-name="ce6"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/>
          <table:table-cell table:formula="of:=[.C21]*8+[.D21]*6+[.E21]*4+[.F21]*2+[.G21]*4+[.H21]*3+[.I21]*2+[.J21]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Тоттенхэм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/>
          <table:table-cell table:formula="of:=[.C22]*8+[.D22]*6+[.E22]*4+[.F22]*2+[.G22]*4+[.H22]*3+[.I22]*2+[.J22]" office:value-type="float" office:value="8">
            <text:p>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6" office:value-type="string">
            <text:p>Гамбург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table:formula="of:=[.C23]*8+[.D23]*6+[.E23]*4+[.F23]*2+[.G23]*4+[.H23]*3+[.I23]*2+[.J23]" office:value-type="float" office:value="38">
            <text:p>38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Селтик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/>
          <table:table-cell table:style-name="ce6" table:formula="of:=[.C24]*8+[.D24]*6+[.E24]*4+[.F24]*2+[.G24]*4+[.H24]*3+[.I24]*2+[.J24]" office:value-type="float" office:value="37">
            <text:p>37</text:p>
          </table:table-cell>
          <table:table-cell table:style-name="ce6" table:number-columns-repeated="1012"/>
        </table:table-row>
        <table:table-row table:style-name="ro1">
          <table:table-cell/>
          <table:table-cell office:value-type="string">
            <text:p>Севилья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C25]*8+[.D25]*6+[.E25]*4+[.F25]*2+[.G25]*4+[.H25]*3+[.I25]*2+[.J25]" office:value-type="float" office:value="2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Боруссия Мёнхенгладбах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26]*8+[.D26]*6+[.E26]*4+[.F26]*2+[.G26]*4+[.H26]*3+[.I26]*2+[.J26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6" office:value-type="string">
            <text:p>Динамо Киев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table:formula="of:=[.C27]*8+[.D27]*6+[.E27]*4+[.F27]*2+[.G27]*4+[.H27]*3+[.I27]*2+[.J27]" office:value-type="float" office:value="36">
            <text:p>36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Лидс Юнайтед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table:formula="of:=[.C28]*8+[.D28]*6+[.E28]*4+[.F28]*2+[.G28]*4+[.H28]*3+[.I28]*2+[.J28]" office:value-type="float" office:value="33">
            <text:p>33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Рома (Рим)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6" table:formula="of:=[.C29]*8+[.D29]*6+[.E29]*4+[.F29]*2+[.G29]*4+[.H29]*3+[.I29]*2+[.J29]" office:value-type="float" office:value="33">
            <text:p>33</text:p>
          </table:table-cell>
          <table:table-cell table:style-name="ce6" table:number-columns-repeated="1012"/>
        </table:table-row>
        <table:table-row table:style-name="ro1">
          <table:table-cell/>
          <table:table-cell office:value-type="string">
            <text:p>Црвена Звезда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C30]*8+[.D30]*6+[.E30]*4+[.F30]*2+[.G30]*4+[.H30]*3+[.I30]*2+[.J30]" office:value-type="float" office:value="9">
            <text:p>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6" office:value-type="string">
            <text:p>Глазго Рейнджерс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table:formula="of:=[.C31]*8+[.D31]*6+[.E31]*4+[.F31]*2+[.G31]*4+[.H31]*3+[.I31]*2+[.J31]" office:value-type="float" office:value="32">
            <text:p>32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Фейеноорд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number-columns-repeated="2" table:style-name="ce6" office:value-type="float" office:value="3">
            <text:p>3</text:p>
          </table:table-cell>
          <table:table-cell table:style-name="ce6"/>
          <table:table-cell table:style-name="ce6" table:formula="of:=[.C32]*8+[.D32]*6+[.E32]*4+[.F32]*2+[.G32]*4+[.H32]*3+[.I32]*2+[.J32]" office:value-type="float" office:value="31">
            <text:p>31</text:p>
          </table:table-cell>
          <table:table-cell table:style-name="ce6"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number-columns-repeated="2" table:style-name="Default"/>
          <table:table-cell table:number-columns-repeated="2"/>
          <table:table-cell table:style-name="Default"/>
          <table:table-cell/>
          <table:table-cell table:style-name="ce6" table:formula="of:=[.C33]*8+[.D33]*6+[.E33]*4+[.F33]*2+[.G33]*4+[.H33]*3+[.I33]*2+[.J33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number-columns-repeated="2" table:style-name="Default"/>
          <table:table-cell table:number-columns-repeated="2"/>
          <table:table-cell table:style-name="Default"/>
          <table:table-cell/>
          <table:table-cell table:style-name="ce6" table:formula="of:=[.C34]*8+[.D34]*6+[.E34]*4+[.F34]*2+[.G34]*4+[.H34]*3+[.I34]*2+[.J34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number-columns-repeated="2" table:style-name="Default"/>
          <table:table-cell table:number-columns-repeated="2"/>
          <table:table-cell table:style-name="Default"/>
          <table:table-cell/>
          <table:table-cell table:style-name="ce6" table:formula="of:=[.C35]*8+[.D35]*6+[.E35]*4+[.F35]*2+[.G35]*4+[.H35]*3+[.I35]*2+[.J35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number-columns-repeated="2" table:style-name="Default"/>
          <table:table-cell table:number-columns-repeated="2"/>
          <table:table-cell table:style-name="Default"/>
          <table:table-cell/>
          <table:table-cell table:style-name="ce6" table:formula="of:=[.C36]*8+[.D36]*6+[.E36]*4+[.F36]*2+[.G36]*4+[.H36]*3+[.I36]*2+[.J36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/>
          <table:table-cell table:formula="of:=[.C37]*8+[.D37]*6+[.E37]*4+[.F37]*2+[.G37]*4+[.H37]*3+[.I37]*2+[.J37]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Наполи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C38]*8+[.D38]*6+[.E38]*4+[.F38]*2+[.G38]*4+[.H38]*3+[.I38]*2+[.J38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/>
          <table:table-cell table:formula="of:=[.C39]*8+[.D39]*6+[.E39]*4+[.F39]*2+[.G39]*4+[.H39]*3+[.I39]*2+[.J39]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ПСВ Эйндховен</text:p>
          </table:table-cell>
          <table:table-cell table:style-name="Default"/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C40]*8+[.D40]*6+[.E40]*4+[.F40]*2+[.G40]*4+[.H40]*3+[.I40]*2+[.J40]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8" office:value-type="string">
            <text:p>Кёльн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table:formula="of:=[.C41]*8+[.D41]*6+[.E41]*4+[.F41]*2+[.G41]*4+[.H41]*3+[.I41]*2+[.J41]" office:value-type="float" office:value="23">
            <text:p>23</text:p>
          </table:table-cell>
          <table:table-cell table:style-name="ce8" table:number-columns-repeated="1012"/>
        </table:table-row>
        <table:table-row table:style-name="ro1">
          <table:table-cell table:style-name="ce4"/>
          <table:table-cell table:style-name="ce9" office:value-type="string">
            <text:p>До 1970 включ.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9"/>
          <table:table-cell/>
          <table:table-cell table:style-name="ce9" table:number-columns-repeated="1012"/>
        </table:table-row>
        <table:table-row table:style-name="ro1">
          <table:table-cell table:style-name="ce2"/>
          <table:table-cell table:style-name="ce6" office:value-type="string">
            <text:p>Айнтрахт Франкфурт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number-columns-repeated="2" table:style-name="ce6"/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style-name="ce6" table:formula="of:=[.C43]*8+[.D43]*6+[.E43]*4+[.F43]*2+[.G43]*4+[.H43]*3+[.I43]*2+[.J43]" office:value-type="float" office:value="21">
            <text:p>21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Фиорентина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/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/>
          <table:table-cell table:style-name="ce6" table:formula="of:=[.C44]*8+[.D44]*6+[.E44]*4+[.F44]*2+[.G44]*4+[.H44]*3+[.I44]*2+[.J44]" office:value-type="float" office:value="24">
            <text:p>24</text:p>
          </table:table-cell>
          <table:table-cell table:style-name="ce6"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/>
          <table:table-cell table:formula="of:=[.C45]*8+[.D45]*6+[.E45]*4+[.F45]*2+[.G45]*4+[.H45]*3+[.I45]*2+[.J45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6" office:value-type="string">
            <text:p>Шальке</text:p>
          </table:table-cell>
          <table:table-cell table:number-columns-repeated="2" table:style-name="ce6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/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table:formula="of:=[.C46]*8+[.D46]*6+[.E46]*4+[.F46]*2+[.G46]*4+[.H46]*3+[.I46]*2+[.J46]" office:value-type="float" office:value="16">
            <text:p>16</text:p>
          </table:table-cell>
          <table:table-cell table:style-name="ce6" table:number-columns-repeated="1012"/>
        </table:table-row>
        <table:table-row table:style-name="ro1">
          <table:table-cell table:style-name="ce5"/>
          <table:table-cell table:style-name="ce10" office:value-type="string">
            <text:p>Стандард Льеж</text:p>
          </table:table-cell>
          <table:table-cell table:number-columns-repeated="2" table:style-name="ce10"/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[.C47]*8+[.D47]*6+[.E47]*4+[.F47]*2+[.G47]*4+[.H47]*3+[.I47]*2+[.J47]" office:value-type="float" office:value="18">
            <text:p>18</text:p>
          </table:table-cell>
          <table:table-cell table:style-name="ce10" table:number-columns-repeated="1012"/>
        </table:table-row>
        <table:table-row table:style-name="ro1">
          <table:table-cell/>
          <table:table-cell office:value-type="string">
            <text:p>Спортинг Лиссабон</text:p>
          </table:table-cell>
          <table:table-cell table:style-name="Default"/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/>
          <table:table-cell table:formula="of:=[.C48]*8+[.D48]*6+[.E48]*4+[.F48]*2+[.G48]*4+[.H48]*3+[.I48]*2+[.J48]" office:value-type="float" office:value="4">
            <text:p>4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2"/>
          <table:table-cell table:style-name="ce6" office:value-type="string">
            <text:p>Легия Варшава</text:p>
          </table:table-cell>
          <table:table-cell table:number-columns-repeated="2" table:style-name="ce6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table:formula="of:=[.C50]*8+[.D50]*6+[.E50]*4+[.F50]*2+[.G50]*4+[.H50]*3+[.I50]*2+[.J50]" office:value-type="float" office:value="12">
            <text:p>12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Лион</text:p>
          </table:table-cell>
          <table:table-cell table:number-columns-repeated="2" table:style-name="ce6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number-columns-repeated="2" table:style-name="ce6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table:formula="of:=[.C51]*8+[.D51]*6+[.E51]*4+[.F51]*2+[.G51]*4+[.H51]*3+[.I51]*2+[.J51]" office:value-type="float" office:value="15">
            <text:p>15</text:p>
          </table:table-cell>
          <table:table-cell table:style-name="ce6"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/>
          <table:table-cell table:formula="of:=[.C52]*8+[.D52]*6+[.E52]*4+[.F52]*2+[.G52]*4+[.H52]*3+[.I52]*2+[.J52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/>
          <table:table-cell table:formula="of:=[.C53]*8+[.D53]*6+[.E53]*4+[.F53]*2+[.G53]*4+[.H53]*3+[.I53]*2+[.J53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6"/>
          <table:table-cell table:style-name="ce6" office:value-type="string">
            <text:p>Манчестер Сити</text:p>
          </table:table-cell>
          <table:table-cell table:number-columns-repeated="2" table:style-name="ce6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table:formula="of:=[.C54]*8+[.D54]*6+[.E54]*4+[.F54]*2+[.G54]*4+[.H54]*3+[.I54]*2+[.J54]" office:value-type="float" office:value="16">
            <text:p>16</text:p>
          </table:table-cell>
          <table:table-cell table:style-name="ce6" table:number-columns-repeated="1012"/>
        </table:table-row>
        <table:table-row table:style-name="ro1">
          <table:table-cell table:style-name="ce3"/>
          <table:table-cell table:style-name="ce8" office:value-type="string">
            <text:p>Сарагоса</text:p>
          </table:table-cell>
          <table:table-cell table:number-columns-repeated="4" table:style-name="ce8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/>
          <table:table-cell table:style-name="ce8" table:formula="of:=[.C55]*8+[.D55]*6+[.E55]*4+[.F55]*2+[.G55]*4+[.H55]*3+[.I55]*2+[.J55]" office:value-type="float" office:value="17">
            <text:p>17</text:p>
          </table:table-cell>
          <table:table-cell table:style-name="ce8" table:number-columns-repeated="1012"/>
        </table:table-row>
        <table:table-row table:style-name="ro1">
          <table:table-cell/>
          <table:table-cell office:value-type="string">
            <text:p>Вердер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C56]*8+[.D56]*6+[.E56]*4+[.F56]*2+[.G56]*4+[.H56]*3+[.I56]*2+[.J56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6" office:value-type="string">
            <text:p>Эспаньол</text:p>
          </table:table-cell>
          <table:table-cell table:number-columns-repeated="5"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table:formula="of:=[.C57]*8+[.D57]*6+[.E57]*4+[.F57]*2+[.G57]*4+[.H57]*3+[.I57]*2+[.J57]" office:value-type="float" office:value="8">
            <text:p>8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Атлетик Бильбао</text:p>
          </table:table-cell>
          <table:table-cell table:number-columns-repeated="3" table:style-name="ce6"/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/>
          <table:table-cell table:style-name="ce6" table:formula="of:=[.C58]*8+[.D58]*6+[.E58]*4+[.F58]*2+[.G58]*4+[.H58]*3+[.I58]*2+[.J58]" office:value-type="float" office:value="12">
            <text:p>12</text:p>
          </table:table-cell>
          <table:table-cell table:style-name="ce6"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number-columns-repeated="2" table:style-name="Default"/>
          <table:table-cell table:number-columns-repeated="2"/>
          <table:table-cell table:style-name="Default"/>
          <table:table-cell/>
          <table:table-cell table:style-name="ce6" table:formula="of:=[.C59]*8+[.D59]*6+[.E59]*4+[.F59]*2+[.G59]*4+[.H59]*3+[.I59]*2+[.J59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6" office:value-type="string">
            <text:p>Галатасарай</text:p>
          </table:table-cell>
          <table:table-cell table:number-columns-repeated="2" table:style-name="ce6"/>
          <table:table-cell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/>
          <table:table-cell table:style-name="ce6" office:value-type="float" office:value="1">
            <text:p>1</text:p>
          </table:table-cell>
          <table:table-cell table:style-name="ce6"/>
          <table:table-cell table:style-name="ce6" table:formula="of:=[.C60]*8+[.D60]*6+[.E60]*4+[.F60]*2+[.G60]*4+[.H60]*3+[.I60]*2+[.J60]" office:value-type="float" office:value="19">
            <text:p>19</text:p>
          </table:table-cell>
          <table:table-cell table:style-name="ce6"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/>
          <table:table-cell table:formula="of:=[.C61]*8+[.D61]*6+[.E61]*4+[.F61]*2+[.G61]*4+[.H61]*3+[.I61]*2+[.J61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/>
          <table:table-cell table:formula="of:=[.C62]*8+[.D62]*6+[.E62]*4+[.F62]*2+[.G62]*4+[.H62]*3+[.I62]*2+[.J62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/>
          <table:table-cell table:formula="of:=[.C63]*8+[.D63]*6+[.E63]*4+[.F63]*2+[.G63]*4+[.H63]*3+[.I63]*2+[.J63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/>
          <table:table-cell table:formula="of:=[.C64]*8+[.D64]*6+[.E64]*4+[.F64]*2+[.G64]*4+[.H64]*3+[.I64]*2+[.J64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/>
          <table:table-cell table:formula="of:=[.C65]*8+[.D65]*6+[.E65]*4+[.F65]*2+[.G65]*4+[.H65]*3+[.I65]*2+[.J65]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КБ Копенгаген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66]*8+[.D66]*6+[.E66]*4+[.F66]*2+[.G66]*4+[.H66]*3+[.I66]*2+[.J66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Хиберниан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formula="of:=[.C67]*8+[.D67]*6+[.E67]*4+[.F67]*2+[.G67]*4+[.H67]*3+[.I67]*2+[.J67]" office:value-type="float" office:value="7">
            <text:p>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6" office:value-type="string">
            <text:p>Рапид Вена</text:p>
          </table:table-cell>
          <table:table-cell table:number-columns-repeated="2" table:style-name="ce6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/>
          <table:table-cell table:style-name="ce6" table:formula="of:=[.C68]*8+[.D68]*6+[.E68]*4+[.F68]*2+[.G68]*4+[.H68]*3+[.I68]*2+[.J68]" office:value-type="float" office:value="18">
            <text:p>18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Дукла Прага</text:p>
          </table:table-cell>
          <table:table-cell table:number-columns-repeated="2" table:style-name="ce6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number-columns-repeated="2" table:style-name="ce6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table:formula="of:=[.C69]*8+[.D69]*6+[.E69]*4+[.F69]*2+[.G69]*4+[.H69]*3+[.I69]*2+[.J69]" office:value-type="float" office:value="13">
            <text:p>13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Партизан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number-columns-repeated="3" table:style-name="ce6"/>
          <table:table-cell table:style-name="ce6" office:value-type="float" office:value="1">
            <text:p>1</text:p>
          </table:table-cell>
          <table:table-cell table:style-name="ce6"/>
          <table:table-cell table:style-name="ce6" table:formula="of:=[.C70]*8+[.D70]*6+[.E70]*4+[.F70]*2+[.G70]*4+[.H70]*3+[.I70]*2+[.J70]" office:value-type="float" office:value="11">
            <text:p>11</text:p>
          </table:table-cell>
          <table:table-cell table:style-name="ce6" table:number-columns-repeated="1012"/>
        </table:table-row>
        <table:table-row table:style-name="ro1">
          <table:table-cell/>
          <table:table-cell office:value-type="string">
            <text:p>МТК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/>
          <table:table-cell table:formula="of:=[.C71]*8+[.D71]*6+[.E71]*4+[.F71]*2+[.G71]*4+[.H71]*3+[.I71]*2+[.J71]" office:value-type="float" office:value="7">
            <text:p>7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юргорден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C72]*8+[.D72]*6+[.E72]*4+[.F72]*2+[.G72]*4+[.H72]*3+[.I72]*2+[.J72]" office:value-type="float" office:value="2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Реймс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/>
          <table:table-cell table:formula="of:=[.C73]*8+[.D73]*6+[.E73]*4+[.F73]*2+[.G73]*4+[.H73]*3+[.I73]*2+[.J73]" office:value-type="float" office:value="14">
            <text:p>14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парта роттердам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C74]*8+[.D74]*6+[.E74]*4+[.F74]*2+[.G74]*4+[.H74]*3+[.I74]*2+[.J74]" office:value-type="float" office:value="2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вулверхэмптон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formula="of:=[.C75]*8+[.D75]*6+[.E75]*4+[.F75]*2+[.G75]*4+[.H75]*3+[.I75]*2+[.J75]" office:value-type="float" office:value="4">
            <text:p>4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ницца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4"/>
          <table:table-cell/>
          <table:table-cell table:formula="of:=[.C76]*8+[.D76]*6+[.E76]*4+[.F76]*2+[.G76]*4+[.H76]*3+[.I76]*2+[.J76]" office:value-type="float" office:value="4">
            <text:p>4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грассхоппер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C77]*8+[.D77]*6+[.E77]*4+[.F77]*2+[.G77]*4+[.H77]*3+[.I77]*2+[.J77]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6" office:value-type="string">
            <text:p>ЦСКА София</text:p>
          </table:table-cell>
          <table:table-cell table:number-columns-repeated="2" table:style-name="ce6"/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number-columns-repeated="2" table:style-name="ce6"/>
          <table:table-cell table:style-name="ce6" office:value-type="float" office:value="1">
            <text:p>1</text:p>
          </table:table-cell>
          <table:table-cell table:style-name="ce6"/>
          <table:table-cell table:style-name="ce6"/>
          <table:table-cell table:style-name="ce6" table:formula="of:=[.C78]*8+[.D78]*6+[.E78]*4+[.F78]*2+[.G78]*4+[.H78]*3+[.I78]*2+[.J78]" office:value-type="float" office:value="18">
            <text:p>18</text:p>
          </table:table-cell>
          <table:table-cell table:style-name="ce6" table:number-columns-repeated="1012"/>
        </table:table-row>
        <table:table-row table:style-name="ro1">
          <table:table-cell/>
          <table:table-cell office:value-type="string">
            <text:p>Люцерн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79]*8+[.D79]*6+[.E79]*4+[.F79]*2+[.G79]*4+[.H79]*3+[.I79]*2+[.J79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аустрия вен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80]*8+[.D80]*6+[.E80]*4+[.F80]*2+[.G80]*4+[.H80]*3+[.I80]*2+[.J80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6" office:value-type="string">
            <text:p>Динамо (Загреб)</text:p>
          </table:table-cell>
          <table:table-cell table:number-columns-repeated="4" table:style-name="ce6"/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table:formula="of:=[.C81]*8+[.D81]*6+[.E81]*4+[.F81]*2+[.G81]*4+[.H81]*3+[.I81]*2+[.J81]" office:value-type="float" office:value="11">
            <text:p>11</text:p>
          </table:table-cell>
          <table:table-cell table:style-name="ce6" table:number-columns-repeated="1012"/>
        </table:table-row>
        <table:table-row table:style-name="ro1">
          <table:table-cell/>
          <table:table-cell office:value-type="string">
            <text:p>руда гвезд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82]*8+[.D82]*6+[.E82]*4+[.F82]*2+[.G82]*4+[.H82]*3+[.I82]*2+[.J82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6" office:value-type="string">
            <text:p>Вашаш ЭТО/Раба ЭТО/ЭТО</text:p>
          </table:table-cell>
          <table:table-cell table:number-columns-repeated="2" table:style-name="ce6"/>
          <table:table-cell table:style-name="ce6" office:value-type="float" office:value="1">
            <text:p>1</text:p>
          </table:table-cell>
          <table:table-cell table:number-columns-repeated="4" table:style-name="ce6"/>
          <table:table-cell table:style-name="ce6" office:value-type="float" office:value="1">
            <text:p>1</text:p>
          </table:table-cell>
          <table:table-cell table:style-name="ce6"/>
          <table:table-cell table:style-name="ce6" table:formula="of:=[.C83]*8+[.D83]*6+[.E83]*4+[.F83]*2+[.G83]*4+[.H83]*3+[.I83]*2+[.J83]" office:value-type="float" office:value="5">
            <text:p>5</text:p>
          </table:table-cell>
          <table:table-cell table:style-name="ce6" table:number-columns-repeated="1012"/>
        </table:table-row>
        <table:table-row table:style-name="ro1">
          <table:table-cell table:style-name="ce4"/>
          <table:table-cell table:style-name="ce9" office:value-type="string">
            <text:p>До 1970 включ.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9"/>
          <table:table-cell/>
          <table:table-cell table:style-name="ce9" table:number-columns-repeated="1012"/>
        </table:table-row>
        <table:table-row table:style-name="ro1">
          <table:table-cell/>
          <table:table-cell office:value-type="string">
            <text:p>бирмингем сити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[.C85]*8+[.D85]*6+[.E85]*4+[.F85]*2+[.G85]*4+[.H85]*3+[.I85]*2+[.J85]" office:value-type="float" office:value="8">
            <text:p>8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Лозанна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/>
          <table:table-cell table:formula="of:=[.C86]*8+[.D86]*6+[.E86]*4+[.F86]*2+[.G86]*4+[.H86]*3+[.I86]*2+[.J86]" office:value-type="float" office:value="3">
            <text:p>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унион сент-жилуаз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/>
          <table:table-cell table:formula="of:=[.C87]*8+[.D87]*6+[.E87]*4+[.F87]*2+[.G87]*4+[.H87]*3+[.I87]*2+[.J87]" office:value-type="float" office:value="2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янг бойз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/>
          <table:table-cell table:formula="of:=[.C88]*8+[.D88]*6+[.E88]*4+[.F88]*2+[.G88]*4+[.H88]*3+[.I88]*2+[.J88]" office:value-type="float" office:value="4">
            <text:p>4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висмут ауе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C89]*8+[.D89]*6+[.E89]*4+[.F89]*2+[.G89]*4+[.H89]*3+[.I89]*2+[.J89]" office:value-type="float" office:value="2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винер шпортклуб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4"/>
          <table:table-cell/>
          <table:table-cell table:formula="of:=[.C90]*8+[.D90]*6+[.E90]*4+[.F90]*2+[.G90]*4+[.H90]*3+[.I90]*2+[.J90]" office:value-type="float" office:value="4">
            <text:p>4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ИФК Мальмё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C91]*8+[.D91]*6+[.E91]*4+[.F91]*2+[.G91]*4+[.H91]*3+[.I91]*2+[.J91]" office:value-type="float" office:value="2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Орхус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C92]*8+[.D92]*6+[.E92]*4+[.F92]*2+[.G92]*4+[.H92]*3+[.I92]*2+[.J92]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6" office:value-type="string">
            <text:p>Бернли</text:p>
          </table:table-cell>
          <table:table-cell table:number-columns-repeated="3" table:style-name="ce6"/>
          <table:table-cell table:style-name="ce6" office:value-type="float" office:value="1">
            <text:p>1</text:p>
          </table:table-cell>
          <table:table-cell table:number-columns-repeated="3" table:style-name="ce6"/>
          <table:table-cell table:style-name="ce6" office:value-type="float" office:value="1">
            <text:p>1</text:p>
          </table:table-cell>
          <table:table-cell table:style-name="ce6"/>
          <table:table-cell table:style-name="ce6" table:formula="of:=[.C93]*8+[.D93]*6+[.E93]*4+[.F93]*2+[.G93]*4+[.H93]*3+[.I93]*2+[.J93]" office:value-type="float" office:value="3">
            <text:p>3</text:p>
          </table:table-cell>
          <table:table-cell table:style-name="ce6" table:number-columns-repeated="1012"/>
        </table:table-row>
        <table:table-row table:style-name="ro1">
          <table:table-cell/>
          <table:table-cell office:value-type="string">
            <text:p>Спартак Градец-Кралове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C94]*8+[.D94]*6+[.E94]*4+[.F94]*2+[.G94]*4+[.H94]*3+[.I94]*2+[.J94]" office:value-type="float" office:value="2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Нюрнберг</text:p>
          </table:table-cell>
          <table:table-cell table:style-name="Default"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formula="of:=[.C95]*8+[.D95]*6+[.E95]*4+[.F95]*2+[.G95]*4+[.H95]*3+[.I95]*2+[.J95]" office:value-type="float" office:value="4">
            <text:p>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6" office:value-type="string">
            <text:p>Карл Цейсс</text:p>
          </table:table-cell>
          <table:table-cell table:number-columns-repeated="3" table:style-name="ce6"/>
          <table:table-cell table:style-name="ce6" office:value-type="float" office:value="1">
            <text:p>1</text:p>
          </table:table-cell>
          <table:table-cell table:style-name="ce6"/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table:formula="of:=[.C96]*8+[.D96]*6+[.E96]*4+[.F96]*2+[.G96]*4+[.H96]*3+[.I96]*2+[.J96]" office:value-type="float" office:value="9">
            <text:p>9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Уйпешт Дожа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table:formula="of:=[.C97]*8+[.D97]*6+[.E97]*4+[.F97]*2+[.G97]*4+[.H97]*3+[.I97]*2+[.J97]" office:value-type="float" office:value="16">
            <text:p>16</text:p>
          </table:table-cell>
          <table:table-cell table:style-name="ce6" table:number-columns-repeated="1012"/>
        </table:table-row>
        <table:table-row table:style-name="ro1">
          <table:table-cell/>
          <table:table-cell office:value-type="string">
            <text:p>Жилина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C98]*8+[.D98]*6+[.E98]*4+[.F98]*2+[.G98]*4+[.H98]*3+[.I98]*2+[.J98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Лейсоеш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C99]*8+[.D99]*6+[.E99]*4+[.F99]*2+[.G99]*4+[.H99]*3+[.I99]*2+[.J99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6" office:value-type="string">
            <text:p>Данфермлайн</text:p>
          </table:table-cell>
          <table:table-cell table:number-columns-repeated="6" table:style-name="ce6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table:formula="of:=[.C100]*8+[.D100]*6+[.E100]*4+[.F100]*2+[.G100]*4+[.H100]*3+[.I100]*2+[.J100]" office:value-type="float" office:value="4">
            <text:p>4</text:p>
          </table:table-cell>
          <table:table-cell table:style-name="ce6" table:number-columns-repeated="1012"/>
        </table:table-row>
        <table:table-row table:style-name="ro1">
          <table:table-cell/>
          <table:table-cell office:value-type="string">
            <text:p>Шеффилд Уэнсдей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C101]*8+[.D101]*6+[.E101]*4+[.F101]*2+[.G101]*4+[.H101]*3+[.I101]*2+[.J101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6" office:value-type="string">
            <text:p>Данди</text:p>
          </table:table-cell>
          <table:table-cell table:number-columns-repeated="2" table:style-name="ce6"/>
          <table:table-cell table:style-name="ce6" office:value-type="float" office:value="1">
            <text:p>1</text:p>
          </table:table-cell>
          <table:table-cell table:number-columns-repeated="3" table:style-name="ce6"/>
          <table:table-cell table:style-name="ce6" office:value-type="float" office:value="1">
            <text:p>1</text:p>
          </table:table-cell>
          <table:table-cell table:style-name="ce6"/>
          <table:table-cell table:style-name="ce6"/>
          <table:table-cell table:style-name="ce6" table:formula="of:=[.C102]*8+[.D102]*6+[.E102]*4+[.F102]*2+[.G102]*4+[.H102]*3+[.I102]*2+[.J102]" office:value-type="float" office:value="6">
            <text:p>6</text:p>
          </table:table-cell>
          <table:table-cell table:style-name="ce6" table:number-columns-repeated="1012"/>
        </table:table-row>
        <table:table-row table:style-name="ro1">
          <table:table-cell/>
          <table:table-cell office:value-type="string">
            <text:p>ОФК</text:p>
          </table:table-cell>
          <table:table-cell table:style-name="Default"/>
          <table:table-cell table:number-columns-repeated="5"/>
          <table:table-cell office:value-type="float" office:value="1">
            <text:p>1</text:p>
          </table:table-cell>
          <table:table-cell/>
          <table:table-cell/>
          <table:table-cell table:formula="of:=[.C103]*8+[.D103]*6+[.E103]*4+[.F103]*2+[.G103]*4+[.H103]*3+[.I103]*2+[.J103]" office:value-type="float" office:value="2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Б-1909 Оденсе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C104]*8+[.D104]*6+[.E104]*4+[.F104]*2+[.G104]*4+[.H104]*3+[.I104]*2+[.J104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6" office:value-type="string">
            <text:p>Слован</text:p>
          </table:table-cell>
          <table:table-cell table:number-columns-repeated="4" table:style-name="ce6"/>
          <table:table-cell table:style-name="ce6" office:value-type="float" office:value="1">
            <text:p>1</text:p>
          </table:table-cell>
          <table:table-cell table:number-columns-repeated="2" table:style-name="ce6"/>
          <table:table-cell table:style-name="ce6" office:value-type="float" office:value="2">
            <text:p>2</text:p>
          </table:table-cell>
          <table:table-cell table:style-name="ce6"/>
          <table:table-cell table:style-name="ce6" table:formula="of:=[.C105]*8+[.D105]*6+[.E105]*4+[.F105]*2+[.G105]*4+[.H105]*3+[.I105]*2+[.J105]" office:value-type="float" office:value="6">
            <text:p>6</text:p>
          </table:table-cell>
          <table:table-cell table:style-name="ce6" table:number-columns-repeated="1012"/>
        </table:table-row>
        <table:table-row table:style-name="ro1">
          <table:table-cell/>
          <table:table-cell office:value-type="string">
            <text:p>Ботев Пловдив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106]*8+[.D106]*6+[.E106]*4+[.F106]*2+[.G106]*4+[.H106]*3+[.I106]*2+[.J106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11" office:value-type="string">
            <text:p>Ференцварош</text:p>
          </table:table-cell>
          <table:table-cell table:number-columns-repeated="3" table:style-name="ce11"/>
          <table:table-cell table:number-columns-repeated="2" table:style-name="ce11" office:value-type="float" office:value="1">
            <text:p>1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/>
          <table:table-cell table:style-name="ce11" table:formula="of:=[.C107]*8+[.D107]*6+[.E107]*4+[.F107]*2+[.G107]*4+[.H107]*3+[.I107]*2+[.J107]" office:value-type="float" office:value="16">
            <text:p>16</text:p>
          </table:table-cell>
          <table:table-cell table:style-name="ce11" table:number-columns-repeated="1012"/>
        </table:table-row>
        <table:table-row table:style-name="ro1">
          <table:table-cell/>
          <table:table-cell office:value-type="string">
            <text:p>Петролул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108]*8+[.D108]*6+[.E108]*4+[.F108]*2+[.G108]*4+[.H108]*3+[.I108]*2+[.J108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6" office:value-type="string">
            <text:p>Цюрих</text:p>
          </table:table-cell>
          <table:table-cell table:number-columns-repeated="2" table:style-name="ce6"/>
          <table:table-cell table:style-name="ce6" office:value-type="float" office:value="2">
            <text:p>2</text:p>
          </table:table-cell>
          <table:table-cell table:number-columns-repeated="4" table:style-name="ce6"/>
          <table:table-cell table:style-name="ce6" office:value-type="float" office:value="2">
            <text:p>2</text:p>
          </table:table-cell>
          <table:table-cell table:style-name="ce6"/>
          <table:table-cell table:style-name="ce6" table:formula="of:=[.C109]*8+[.D109]*6+[.E109]*4+[.F109]*2+[.G109]*4+[.H109]*3+[.I109]*2+[.J109]" office:value-type="float" office:value="10">
            <text:p>10</text:p>
          </table:table-cell>
          <table:table-cell table:style-name="ce6" table:number-columns-repeated="1012"/>
        </table:table-row>
        <table:table-row table:style-name="ro1">
          <table:table-cell/>
          <table:table-cell office:value-type="string">
            <text:p>Фенербахче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110]*8+[.D110]*6+[.E110]*4+[.F110]*2+[.G110]*4+[.H110]*3+[.I110]*2+[.J110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Льеж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/>
          <table:table-cell table:formula="of:=[.C111]*8+[.D111]*6+[.E111]*4+[.F111]*2+[.G111]*4+[.H111]*3+[.I111]*2+[.J111]" office:value-type="float" office:value="2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партак Брно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112]*8+[.D112]*6+[.E112]*4+[.F112]*2+[.G112]*4+[.H112]*3+[.I112]*2+[.J112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6" office:value-type="string">
            <text:p>Вашаш</text:p>
          </table:table-cell>
          <table:table-cell table:number-columns-repeated="2" table:style-name="ce6"/>
          <table:table-cell table:number-columns-repeated="2" table:style-name="ce6" office:value-type="float" office:value="1">
            <text:p>1</text:p>
          </table:table-cell>
          <table:table-cell table:number-columns-repeated="4" table:style-name="ce6"/>
          <table:table-cell table:style-name="ce6"/>
          <table:table-cell table:style-name="ce6" table:formula="of:=[.C113]*8+[.D113]*6+[.E113]*4+[.F113]*2+[.G113]*4+[.H113]*3+[.I113]*2+[.J113]" office:value-type="float" office:value="6">
            <text:p>6</text:p>
          </table:table-cell>
          <table:table-cell table:style-name="ce6" table:number-columns-repeated="1012"/>
        </table:table-row>
        <table:table-row table:style-name="ro1">
          <table:table-cell/>
          <table:table-cell office:value-type="string">
            <text:p>ДВС Амстердам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C114]*8+[.D114]*6+[.E114]*4+[.F114]*2+[.G114]*4+[.H114]*3+[.I114]*2+[.J114]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6" office:value-type="string">
            <text:p>Вест Хэм</text:p>
          </table:table-cell>
          <table:table-cell table:number-columns-repeated="4" table:style-name="ce6"/>
          <table:table-cell table:number-columns-repeated="4" table:style-name="ce6" office:value-type="float" office:value="1">
            <text:p>1</text:p>
          </table:table-cell>
          <table:table-cell table:style-name="ce6"/>
          <table:table-cell table:style-name="ce6" table:formula="of:=[.C115]*8+[.D115]*6+[.E115]*4+[.F115]*2+[.G115]*4+[.H115]*3+[.I115]*2+[.J115]" office:value-type="float" office:value="10">
            <text:p>10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Мюнхен 1860</text:p>
          </table:table-cell>
          <table:table-cell table:number-columns-repeated="5" table:style-name="ce6"/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/>
          <table:table-cell table:style-name="ce6" table:formula="of:=[.C116]*8+[.D116]*6+[.E116]*4+[.F116]*2+[.G116]*4+[.H116]*3+[.I116]*2+[.J116]" office:value-type="float" office:value="4">
            <text:p>4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Торино</text:p>
          </table:table-cell>
          <table:table-cell table:number-columns-repeated="5" table:style-name="ce6"/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table:formula="of:=[.C117]*8+[.D117]*6+[.E117]*4+[.F117]*2+[.G117]*4+[.H117]*3+[.I117]*2+[.J117]" office:value-type="float" office:value="9">
            <text:p>9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Кардифф Сити</text:p>
          </table:table-cell>
          <table:table-cell table:number-columns-repeated="6" table:style-name="ce6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table:formula="of:=[.C118]*8+[.D118]*6+[.E118]*4+[.F118]*2+[.G118]*4+[.H118]*3+[.I118]*2+[.J118]" office:value-type="float" office:value="4">
            <text:p>4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Страсбур</text:p>
          </table:table-cell>
          <table:table-cell table:number-columns-repeated="3" table:style-name="ce6"/>
          <table:table-cell table:style-name="ce6" office:value-type="float" office:value="1">
            <text:p>1</text:p>
          </table:table-cell>
          <table:table-cell table:number-columns-repeated="3" table:style-name="ce6"/>
          <table:table-cell table:style-name="ce6" office:value-type="float" office:value="1">
            <text:p>1</text:p>
          </table:table-cell>
          <table:table-cell table:style-name="ce6"/>
          <table:table-cell table:style-name="ce6" table:formula="of:=[.C119]*8+[.D119]*6+[.E119]*4+[.F119]*2+[.G119]*4+[.H119]*3+[.I119]*2+[.J119]" office:value-type="float" office:value="3">
            <text:p>3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Спарта Прага (проверить)</text:p>
          </table:table-cell>
          <table:table-cell table:number-columns-repeated="2" table:style-name="ce6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number-columns-repeated="2" table:style-name="ce6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table:formula="of:=[.C120]*8+[.D120]*6+[.E120]*4+[.F120]*2+[.G120]*4+[.H120]*3+[.I120]*2+[.J120]" office:value-type="float" office:value="15">
            <text:p>15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Магдебург</text:p>
          </table:table-cell>
          <table:table-cell table:number-columns-repeated="4" table:style-name="ce6"/>
          <table:table-cell table:style-name="ce6" office:value-type="float" office:value="1">
            <text:p>1</text:p>
          </table:table-cell>
          <table:table-cell table:number-columns-repeated="2" table:style-name="ce6"/>
          <table:table-cell table:style-name="ce6" office:value-type="float" office:value="4">
            <text:p>4</text:p>
          </table:table-cell>
          <table:table-cell table:style-name="ce6"/>
          <table:table-cell table:style-name="ce6" table:formula="of:=[.C121]*8+[.D121]*6+[.E121]*4+[.F121]*2+[.G121]*4+[.H121]*3+[.I121]*2+[.J121]" office:value-type="float" office:value="8">
            <text:p>8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Гонвед</text:p>
          </table:table-cell>
          <table:table-cell table:number-columns-repeated="7" table:style-name="ce6"/>
          <table:table-cell table:style-name="ce6" office:value-type="float" office:value="2">
            <text:p>2</text:p>
          </table:table-cell>
          <table:table-cell table:style-name="ce6"/>
          <table:table-cell table:style-name="ce6" table:formula="of:=[.C122]*8+[.D122]*6+[.E122]*4+[.F122]*2+[.G122]*4+[.H122]*3+[.I122]*2+[.J122]" office:value-type="float" office:value="2">
            <text:p>2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Линфилд</text:p>
          </table:table-cell>
          <table:table-cell table:number-columns-repeated="3" table:style-name="ce6"/>
          <table:table-cell table:style-name="ce6" office:value-type="float" office:value="1">
            <text:p>1</text:p>
          </table:table-cell>
          <table:table-cell table:number-columns-repeated="4" table:style-name="ce6"/>
          <table:table-cell table:style-name="ce6"/>
          <table:table-cell table:style-name="ce6" table:formula="of:=[.C123]*8+[.D123]*6+[.E123]*4+[.F123]*2+[.G123]*4+[.H123]*3+[.I123]*2+[.J123]" office:value-type="float" office:value="2">
            <text:p>2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Войводина</text:p>
          </table:table-cell>
          <table:table-cell table:number-columns-repeated="3" table:style-name="ce6"/>
          <table:table-cell table:style-name="ce6" office:value-type="float" office:value="1">
            <text:p>1</text:p>
          </table:table-cell>
          <table:table-cell table:number-columns-repeated="3" table:style-name="ce6"/>
          <table:table-cell table:style-name="ce6" office:value-type="float" office:value="1">
            <text:p>1</text:p>
          </table:table-cell>
          <table:table-cell table:style-name="ce6"/>
          <table:table-cell table:style-name="ce6" table:formula="of:=[.C124]*8+[.D124]*6+[.E124]*4+[.F124]*2+[.G124]*4+[.H124]*3+[.I124]*2+[.J124]" office:value-type="float" office:value="3">
            <text:p>3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Славия София</text:p>
          </table:table-cell>
          <table:table-cell table:number-columns-repeated="6" table:style-name="ce6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table:formula="of:=[.C125]*8+[.D125]*6+[.E125]*4+[.F125]*2+[.G125]*4+[.H125]*3+[.I125]*2+[.J125]" office:value-type="float" office:value="3">
            <text:p>3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Серветт</text:p>
          </table:table-cell>
          <table:table-cell table:number-columns-repeated="7" table:style-name="ce6"/>
          <table:table-cell table:style-name="ce6" office:value-type="float" office:value="2">
            <text:p>2</text:p>
          </table:table-cell>
          <table:table-cell table:style-name="ce6"/>
          <table:table-cell table:style-name="ce6" table:formula="of:=[.C126]*8+[.D126]*6+[.E126]*4+[.F126]*2+[.G126]*4+[.H126]*3+[.I126]*2+[.J126]" office:value-type="float" office:value="2">
            <text:p>2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Килмарнок</text:p>
          </table:table-cell>
          <table:table-cell table:number-columns-repeated="6" table:style-name="ce6"/>
          <table:table-cell table:style-name="ce6" office:value-type="float" office:value="1">
            <text:p>1</text:p>
          </table:table-cell>
          <table:table-cell table:style-name="ce6"/>
          <table:table-cell table:style-name="ce6"/>
          <table:table-cell table:style-name="ce6" table:formula="of:=[.C127]*8+[.D127]*6+[.E127]*4+[.F127]*2+[.G127]*4+[.H127]*3+[.I127]*2+[.J127]" office:value-type="float" office:value="2">
            <text:p>2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Локомотив Лейпциг</text:p>
          </table:table-cell>
          <table:table-cell table:number-columns-repeated="5" table:style-name="ce6"/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table:formula="of:=[.C128]*8+[.D128]*6+[.E128]*4+[.F128]*2+[.G128]*4+[.H128]*3+[.I128]*2+[.J128]" office:value-type="float" office:value="7">
            <text:p>7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Болонья</text:p>
          </table:table-cell>
          <table:table-cell table:number-columns-repeated="6" table:style-name="ce6"/>
          <table:table-cell table:number-columns-repeated="2" table:style-name="ce6" office:value-type="float" office:value="2">
            <text:p>2</text:p>
          </table:table-cell>
          <table:table-cell table:style-name="ce6"/>
          <table:table-cell table:style-name="ce6" table:formula="of:=[.C129]*8+[.D129]*6+[.E129]*4+[.F129]*2+[.G129]*4+[.H129]*3+[.I129]*2+[.J129]" office:value-type="float" office:value="6">
            <text:p>6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Гурник Забже</text:p>
          </table:table-cell>
          <table:table-cell table:number-columns-repeated="3" table:style-name="ce6"/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/>
          <table:table-cell table:style-name="ce6" table:formula="of:=[.C130]*8+[.D130]*6+[.E130]*4+[.F130]*2+[.G130]*4+[.H130]*3+[.I130]*2+[.J130]" office:value-type="float" office:value="6">
            <text:p>6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Айнтрахт Брауншвейг</text:p>
          </table:table-cell>
          <table:table-cell table:number-columns-repeated="3" table:style-name="ce6"/>
          <table:table-cell table:style-name="ce6" office:value-type="float" office:value="1">
            <text:p>1</text:p>
          </table:table-cell>
          <table:table-cell table:number-columns-repeated="4" table:style-name="ce6"/>
          <table:table-cell table:style-name="ce6"/>
          <table:table-cell table:style-name="ce6" table:formula="of:=[.C131]*8+[.D131]*6+[.E131]*4+[.F131]*2+[.G131]*4+[.H131]*3+[.I131]*2+[.J131]" office:value-type="float" office:value="2">
            <text:p>2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Торпедо Москва</text:p>
          </table:table-cell>
          <table:table-cell table:number-columns-repeated="7" table:style-name="ce6"/>
          <table:table-cell table:style-name="ce6" office:value-type="float" office:value="3">
            <text:p>3</text:p>
          </table:table-cell>
          <table:table-cell table:style-name="ce6"/>
          <table:table-cell table:style-name="ce6" table:formula="of:=[.C132]*8+[.D132]*6+[.E132]*4+[.F132]*2+[.G132]*4+[.H132]*3+[.I132]*2+[.J132]" office:value-type="float" office:value="3">
            <text:p>3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Спартак Трнава</text:p>
          </table:table-cell>
          <table:table-cell table:number-columns-repeated="2" table:style-name="ce6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4" table:style-name="ce6"/>
          <table:table-cell table:style-name="ce6"/>
          <table:table-cell table:style-name="ce6" table:formula="of:=[.C133]*8+[.D133]*6+[.E133]*4+[.F133]*2+[.G133]*4+[.H133]*3+[.I133]*2+[.J133]" office:value-type="float" office:value="8">
            <text:p>8</text:p>
          </table:table-cell>
          <table:table-cell table:style-name="ce6" table:number-columns-repeated="1012"/>
        </table:table-row>
        <table:table-row table:style-name="ro1">
          <table:table-cell table:style-name="ce5"/>
          <table:table-cell table:style-name="ce10" office:value-type="string">
            <text:p>АЕК Афины</text:p>
          </table:table-cell>
          <table:table-cell table:number-columns-repeated="3" table:style-name="ce10"/>
          <table:table-cell table:style-name="ce10" office:value-type="float" office:value="1">
            <text:p>1</text:p>
          </table:table-cell>
          <table:table-cell table:number-columns-repeated="2" table:style-name="ce10"/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table:formula="of:=[.C134]*8+[.D134]*6+[.E134]*4+[.F134]*2+[.G134]*4+[.H134]*3+[.I134]*2+[.J134]" office:value-type="float" office:value="6">
            <text:p>6</text:p>
          </table:table-cell>
          <table:table-cell table:style-name="ce10" table:number-columns-repeated="1012"/>
        </table:table-row>
        <table:table-row table:style-name="ro1">
          <table:table-cell table:style-name="ce2"/>
          <table:table-cell table:style-name="ce6" office:value-type="string">
            <text:p>Раннерс Фрея</text:p>
          </table:table-cell>
          <table:table-cell table:number-columns-repeated="7" table:style-name="ce6"/>
          <table:table-cell table:style-name="ce6" office:value-type="float" office:value="1">
            <text:p>1</text:p>
          </table:table-cell>
          <table:table-cell table:style-name="ce6"/>
          <table:table-cell table:style-name="ce6" table:formula="of:=[.C135]*8+[.D135]*6+[.E135]*4+[.F135]*2+[.G135]*4+[.H135]*3+[.I135]*2+[.J135]" office:value-type="float" office:value="1">
            <text:p>1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Вест Бромвич</text:p>
          </table:table-cell>
          <table:table-cell table:number-columns-repeated="7" table:style-name="ce6"/>
          <table:table-cell table:style-name="ce6" office:value-type="float" office:value="2">
            <text:p>2</text:p>
          </table:table-cell>
          <table:table-cell table:style-name="ce6"/>
          <table:table-cell table:style-name="ce6" table:formula="of:=[.C136]*8+[.D136]*6+[.E136]*4+[.F136]*2+[.G136]*4+[.H136]*3+[.I136]*2+[.J136]" office:value-type="float" office:value="2">
            <text:p>2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Люн</text:p>
          </table:table-cell>
          <table:table-cell table:number-columns-repeated="7" table:style-name="ce6"/>
          <table:table-cell table:style-name="ce6" office:value-type="float" office:value="1">
            <text:p>1</text:p>
          </table:table-cell>
          <table:table-cell table:style-name="ce6"/>
          <table:table-cell table:style-name="ce6" table:formula="of:=[.C137]*8+[.D137]*6+[.E137]*4+[.F137]*2+[.G137]*4+[.H137]*3+[.I137]*2+[.J137]" office:value-type="float" office:value="1">
            <text:p>1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Ньюкасл</text:p>
          </table:table-cell>
          <table:table-cell table:number-columns-repeated="4" table:style-name="ce6"/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table:formula="of:=[.C138]*8+[.D138]*6+[.E138]*4+[.F138]*2+[.G138]*4+[.H138]*3+[.I138]*2+[.J138]" office:value-type="float" office:value="10">
            <text:p>10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Гезтепе</text:p>
          </table:table-cell>
          <table:table-cell table:number-columns-repeated="6" table:style-name="ce6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table:formula="of:=[.C139]*8+[.D139]*6+[.E139]*4+[.F139]*2+[.G139]*4+[.H139]*3+[.I139]*2+[.J139]" office:value-type="float" office:value="3">
            <text:p>3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Витория Сетубал</text:p>
          </table:table-cell>
          <table:table-cell table:number-columns-repeated="7" table:style-name="ce6"/>
          <table:table-cell table:style-name="ce6" office:value-type="float" office:value="4">
            <text:p>4</text:p>
          </table:table-cell>
          <table:table-cell table:style-name="ce6"/>
          <table:table-cell table:style-name="ce6" table:formula="of:=[.C140]*8+[.D140]*6+[.E140]*4+[.F140]*2+[.G140]*4+[.H140]*3+[.I140]*2+[.J140]" office:value-type="float" office:value="4">
            <text:p>4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Форвертс ФнО, Берлин</text:p>
          </table:table-cell>
          <table:table-cell table:number-columns-repeated="3" table:style-name="ce6"/>
          <table:table-cell table:style-name="ce6" office:value-type="float" office:value="1">
            <text:p>1</text:p>
          </table:table-cell>
          <table:table-cell table:number-columns-repeated="3" table:style-name="ce6"/>
          <table:table-cell table:style-name="ce6" office:value-type="float" office:value="1">
            <text:p>1</text:p>
          </table:table-cell>
          <table:table-cell table:style-name="ce6"/>
          <table:table-cell table:style-name="ce6" table:formula="of:=[.C141]*8+[.D141]*6+[.E141]*4+[.F141]*2+[.G141]*4+[.H141]*3+[.I141]*2+[.J141]" office:value-type="float" office:value="3">
            <text:p>3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Левски</text:p>
          </table:table-cell>
          <table:table-cell table:number-columns-repeated="7" table:style-name="ce6"/>
          <table:table-cell table:style-name="ce6" office:value-type="float" office:value="5">
            <text:p>5</text:p>
          </table:table-cell>
          <table:table-cell table:style-name="ce6"/>
          <table:table-cell table:style-name="ce6" table:formula="of:=[.C142]*8+[.D142]*6+[.E142]*4+[.F142]*2+[.G142]*4+[.H142]*3+[.I142]*2+[.J142]" office:value-type="float" office:value="5">
            <text:p>5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Академика Коимбра</text:p>
          </table:table-cell>
          <table:table-cell table:number-columns-repeated="7" table:style-name="ce6"/>
          <table:table-cell table:style-name="ce6" office:value-type="float" office:value="1">
            <text:p>1</text:p>
          </table:table-cell>
          <table:table-cell table:style-name="ce6"/>
          <table:table-cell table:style-name="ce6" table:formula="of:=[.C143]*8+[.D143]*6+[.E143]*4+[.F143]*2+[.G143]*4+[.H143]*3+[.I143]*2+[.J143]" office:value-type="float" office:value="1">
            <text:p>1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Динамо Бакэу</text:p>
          </table:table-cell>
          <table:table-cell table:number-columns-repeated="7" table:style-name="ce6"/>
          <table:table-cell table:style-name="ce6" office:value-type="float" office:value="1">
            <text:p>1</text:p>
          </table:table-cell>
          <table:table-cell table:style-name="ce6"/>
          <table:table-cell table:style-name="ce6" table:formula="of:=[.C144]*8+[.D144]*6+[.E144]*4+[.F144]*2+[.G144]*4+[.H144]*3+[.I144]*2+[.J144]" office:value-type="float" office:value="1">
            <text:p>1</text:p>
          </table:table-cell>
          <table:table-cell table:style-name="ce6" table:number-columns-repeated="1012"/>
        </table:table-row>
        <table:table-row table:style-name="ro1">
          <table:table-cell table:style-name="ce2"/>
          <table:table-cell table:style-name="ce6" office:value-type="string">
            <text:p>Герта</text:p>
          </table:table-cell>
          <table:table-cell table:number-columns-repeated="6" table:style-name="ce6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table:formula="of:=[.C145]*8+[.D145]*6+[.E145]*4+[.F145]*2+[.G145]*4+[.H145]*3+[.I145]*2+[.J145]" office:value-type="float" office:value="3">
            <text:p>3</text:p>
          </table:table-cell>
          <table:table-cell table:style-name="ce6"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style-name="ce6" table:formula="of:=[.C146]*8+[.D146]*6+[.E146]*4+[.F146]*2+[.G146]*4+[.H146]*3+[.I146]*2+[.J146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style-name="ce6" table:formula="of:=[.C147]*8+[.D147]*6+[.E147]*4+[.F147]*2+[.G147]*4+[.H147]*3+[.I147]*2+[.J147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style-name="ce6" table:formula="of:=[.C148]*8+[.D148]*6+[.E148]*4+[.F148]*2+[.G148]*4+[.H148]*3+[.I148]*2+[.J148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style-name="ce6" table:formula="of:=[.C149]*8+[.D149]*6+[.E149]*4+[.F149]*2+[.G149]*4+[.H149]*3+[.I149]*2+[.J149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style-name="ce6" table:formula="of:=[.C150]*8+[.D150]*6+[.E150]*4+[.F150]*2+[.G150]*4+[.H150]*3+[.I150]*2+[.J150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style-name="ce6" table:formula="of:=[.C151]*8+[.D151]*6+[.E151]*4+[.F151]*2+[.G151]*4+[.H151]*3+[.I151]*2+[.J151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style-name="ce6" table:formula="of:=[.C152]*8+[.D152]*6+[.E152]*4+[.F152]*2+[.G152]*4+[.H152]*3+[.I152]*2+[.J152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style-name="ce6" table:formula="of:=[.C153]*8+[.D153]*6+[.E153]*4+[.F153]*2+[.G153]*4+[.H153]*3+[.I153]*2+[.J153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style-name="ce6" table:formula="of:=[.C154]*8+[.D154]*6+[.E154]*4+[.F154]*2+[.G154]*4+[.H154]*3+[.I154]*2+[.J154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style-name="ce6" table:formula="of:=[.C155]*8+[.D155]*6+[.E155]*4+[.F155]*2+[.G155]*4+[.H155]*3+[.I155]*2+[.J155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156]*8+[.D156]*6+[.E156]*4+[.F156]*2+[.G156]*4+[.H156]*3+[.I156]*2+[.J156]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лейпциг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157]*8+[.D157]*6+[.E157]*4+[.F157]*2+[.G157]*4+[.H157]*3+[.I157]*2+[.J157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франкфурт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158]*8+[.D158]*6+[.E158]*4+[.F158]*2+[.G158]*4+[.H158]*3+[.I158]*2+[.J158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белграда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/>
          <table:table-cell table:formula="of:=[.C159]*8+[.D159]*6+[.E159]*4+[.F159]*2+[.G159]*4+[.H159]*3+[.I159]*2+[.J159]" office:value-type="float" office:value="3">
            <text:p>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загреб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160]*8+[.D160]*6+[.E160]*4+[.F160]*2+[.G160]*4+[.H160]*3+[.I160]*2+[.J160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копенгаген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161]*8+[.D161]*6+[.E161]*4+[.F161]*2+[.G161]*4+[.H161]*3+[.I161]*2+[.J161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лондона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/>
          <table:table-cell table:formula="of:=[.C162]*8+[.D162]*6+[.E162]*4+[.F162]*2+[.G162]*4+[.H162]*3+[.I162]*2+[.J162]" office:value-type="float" office:value="3">
            <text:p>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кёльн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163]*8+[.D163]*6+[.E163]*4+[.F163]*2+[.G163]*4+[.H163]*3+[.I163]*2+[.J163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Нови-Сад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164]*8+[.D164]*6+[.E164]*4+[.F164]*2+[.G164]*4+[.H164]*3+[.I164]*2+[.J164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165]*8+[.D165]*6+[.E165]*4+[.F165]*2+[.G165]*4+[.H165]*3+[.I165]*2+[.J165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166]*8+[.D166]*6+[.E166]*4+[.F166]*2+[.G166]*4+[.H166]*3+[.I166]*2+[.J166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167]*8+[.D167]*6+[.E167]*4+[.F167]*2+[.G167]*4+[.H167]*3+[.I167]*2+[.J167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168]*8+[.D168]*6+[.E168]*4+[.F168]*2+[.G168]*4+[.H168]*3+[.I168]*2+[.J168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169]*8+[.D169]*6+[.E169]*4+[.F169]*2+[.G169]*4+[.H169]*3+[.I169]*2+[.J169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170]*8+[.D170]*6+[.E170]*4+[.F170]*2+[.G170]*4+[.H170]*3+[.I170]*2+[.J170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171]*8+[.D171]*6+[.E171]*4+[.F171]*2+[.G171]*4+[.H171]*3+[.I171]*2+[.J171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172]*8+[.D172]*6+[.E172]*4+[.F172]*2+[.G172]*4+[.H172]*3+[.I172]*2+[.J172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173]*8+[.D173]*6+[.E173]*4+[.F173]*2+[.G173]*4+[.H173]*3+[.I173]*2+[.J173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174]*8+[.D174]*6+[.E174]*4+[.F174]*2+[.G174]*4+[.H174]*3+[.I174]*2+[.J174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175]*8+[.D175]*6+[.E175]*4+[.F175]*2+[.G175]*4+[.H175]*3+[.I175]*2+[.J175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176]*8+[.D176]*6+[.E176]*4+[.F176]*2+[.G176]*4+[.H176]*3+[.I176]*2+[.J176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177]*8+[.D177]*6+[.E177]*4+[.F177]*2+[.G177]*4+[.H177]*3+[.I177]*2+[.J177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178]*8+[.D178]*6+[.E178]*4+[.F178]*2+[.G178]*4+[.H178]*3+[.I178]*2+[.J178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179]*8+[.D179]*6+[.E179]*4+[.F179]*2+[.G179]*4+[.H179]*3+[.I179]*2+[.J179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180]*8+[.D180]*6+[.E180]*4+[.F180]*2+[.G180]*4+[.H180]*3+[.I180]*2+[.J180]" office:value-type="float" office:value="0">
            <text:p>0</text:p>
          </table:table-cell>
          <table:table-cell table:number-columns-repeated="1012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:Sheet1.B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9">09.03.2020</text:date>, <text:time>12:0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4H12M17S</meta:editing-duration>
    <meta:editing-cycles>894</meta:editing-cycles>
    <meta:generator>OpenOffice/4.1.1$Win32 OpenOffice.org_project/411m6$Build-9775</meta:generator>
    <dc:date>2020-03-09T12:08:32.35</dc:date>
    <meta:document-statistic meta:table-count="1" meta:cell-count="1753" meta:object-count="0"/>
    <meta:user-defined meta:name="Info 1"/>
    <meta:user-defined meta:name="Info 2"/>
    <meta:user-defined meta:name="Info 3"/>
    <meta:user-defined meta:name="Info 4"/>
  </office:meta>
</office:document-meta>
</file>